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ckatellSmsSession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ckatellSmsSessionFactory.getSmsSession( String user , String password , String applic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ickatellSmsSessionFactory.getSmsSession( String user , String password , String applicationId , SmsTransportType transport , boolean enableKeepAl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ckatellSmsSession.setSessionId(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ckatellSmsSession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ckatellSmsSession.setApplicationId( String applic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KeepAlive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lickatellSmsSessionFactory.getSmsSession( String user , String password , String applicationId , boolean enableKeepAl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ckatellSmsSessionFactory.getSmsSession( String user , String password , String applicationId , SmsTransportType trans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ckatellSmsSessionFactory.getSmsSession(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ckatellSmsSessionFactory.authenticate( String user , String password , String applicationId , SmsTransportType trans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ickatellSmsSessionFactory.ping( Sms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ickatellSmsSession.setKeepAliveEnabled( boolean isKeepAlive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ckatellSmsSession.setTransport( SmsTransportType trans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ckatellSmsSession.sendMessage( SmsMessage ms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